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5" style:parent-style-name="Policepardéfaut" style:family="text">
      <style:text-properties style:font-name="Wingdings" style:font-name-asian="Wingdings" style:font-name-complex="Wingdings"/>
    </style:style>
    <style:style style:name="T6" style:parent-style-name="Policepardéfaut" style:family="text">
      <style:text-properties style:font-name="Wingdings" style:font-name-asian="Wingdings" style:font-name-complex="Wingdings"/>
    </style:style>
    <style:style style:name="P7"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Rapport </text:p>
      <text:p text:style-name="P2"/>
      <text:p text:style-name="P3">Déroulement des séances :<text:s/></text:p>
      <text:p text:style-name="Normal">-On a d’abord cherché à importer et lire les données du fichier<text:s/>Excel<text:s/>dans python. Après différents essais infructueux, nous<text:s/>avons découverts le module panda qui nous a<text:s/>permis<text:s/>de l’importer sans encombre.</text:p>
      <text:p text:style-name="Normal">-On a ensuite cherché à convertir ces données en liste afin de pouvoir les manipuler par la suite. C’est ce pourquoi nous avons créé une liste pour chaque<text:s/>variable.</text:p>
      <text:p text:style-name="Normal">-<text:s/>Après réflexion, nous nous sommes rendu compte que, les id se<text:s/>référents<text:s/>à différents capteurs, il était nécessaire de séparer chaque<text:s/>variable<text:s/>par temps. On se retrouve alors avec une liste pour une variable appliquée à une id, soit 7 listes par capteur. A ce<text:s/>moment-là, il a été nécessaire de convertir les<text:s/>points dans les listes de temps, ce qui nous a posé problème.</text:p>
      <text:p text:style-name="Normal">-Par la suite pour le tracé des courbes, nous avons mis en place un système de conditions. C’est-à-dire que selon la variable 1 voulu, le programme affiche à chaque fois la colonne correspondante en fonction du temps et ce, pour chaque capteur.</text:p>
      <text:p text:style-name="Normal">-Puis, nous avons fait de même avec la variable 2 lorsque<text:s/></text:p>
      <text:p text:style-name="P4">Principaux problèmes rencontrés :</text:p>
      <text:p text:style-name="Normal"><text:line-break/>-Comme cité précédemment, la première difficulté fut de convertir le fichier csv dans python. Cependant, une fois panda découvert, le fichier a pu y être intégré.<text:s/></text:p>
      <text:p text:style-name="Normal">-Notre deuxième obstacle fut la conversion des dates. En effet, après avoir bien regardé le ficher fourni, il est apparu que les dates étaient écrite sous ce format : AAAA-MM-JJ+(fuseau horaire). Il a donc fallu les convertir afin de pouvoir les exploiter dans les graph en tant qu’abscisse.<text:s/>Il a aussi fallu faire en sorte que les intervalles de dates demandés soient bien respectés en créant un conditionnement entre start_date et end_date, les dates délimitant l’intervalle, et sent-at[0] et sent_at[-1]. Ce conditionnement a permis de déterminer les indices encadrant ce laps de temps.</text:p>
      <text:p text:style-name="Normal">-Après l’affichage des courbes, l’affichage du texte s’est révélé plus compliqué que ce que nous pensions. Il a fallu trouver un moyen d’afficher les valeurs mais aussi une partie sous forme de texte avant pour savoir à quelle valeur statistique<text:s/>correspond quel nombre.</text:p>
      <text:p text:style-name="Normal">-Un autre problème s’est présenté lors de l’ajout de la deuxième variable : l’implémentation<text:s/>d’un deuxième axe des ordonnées afin de<text:s/>pouvoir afficher deux courbes correspondant à deux variables différentes et donc à deux unités différentes. Pour pouvoir l’afficher il a donc fallu différencier les deux axes avec « twinx ».<text:line-break/>Par exemple nous avions :<text:line-break/>-ax11<text:span text:style-name="T5"></text:span>plt.subplot(321)<text:line-break/>-ax22<text:span text:style-name="T6"></text:span>ax11.twinx</text:p>
      <text:p text:style-name="Normal">-De plus, lors de l’affichage de deux variables en même temps sur le graph, nous avons eu des difficultés à afficher correctement les valeurs statistiques de la deuxième variable. En effet, pour la deuxième variable, le texte était pris en compte avec l’échelle de la deuxième variable et non pas avec celle de la première. Les deux textes ne s’affichaient pas selon la même échelle, ce qui causait<text:s/><text:soft-page-break/>des superpositions de textes et un mauvais positionnement. Il a donc fallu les mettre sur la même échelle.</text:p>
      <text:p text:style-name="Normal">-Enfin, concernant le graph, notre dernière difficulté fut la mise en place de la légende. Pour une raison qui nous était inconnue, la légende ne s’affichait que partiellement.<text:s/></text:p>
      <text:p text:style-name="P7">Choix des algorithmes finaux :</text:p>
      <text:p text:style-name="Normal">On importe d’abord<text:s/>tous les modules dont on a besoin (panda, numpy,<text:s/>matplotlib<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zie Quintard</meta:initial-creator>
    <dc:creator>Au Travail</dc:creator>
    <meta:creation-date>2020-10-28T11:34:00Z</meta:creation-date>
    <dc:date>2020-11-03T11:30:00Z</dc:date>
    <meta:template xlink:href="Normal" xlink:type="simple"/>
    <meta:editing-cycles>4</meta:editing-cycles>
    <meta:editing-duration>PT5700S</meta:editing-duration>
    <meta:document-statistic meta:page-count="2" meta:paragraph-count="6" meta:word-count="512" meta:character-count="3324" meta:row-count="23" meta:non-whitespace-character-count="2818"/>
  </office:meta>
</office:document-meta>
</file>